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994" officeooo:paragraph-rsid="000e2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std1(studentId int primary key,name varchar(20),sub1 int,sub2 int,sub3 int,sub4 int,sub5 int,total int,per_marks int,grade varchar(20));</text:p>
      <text:p text:style-name="P1">Query OK, 0 rows affected (0.59 sec)</text:p>
      <text:p text:style-name="P1"/>
      <text:p text:style-name="P1">mysql&gt; insert into std1(studentId,name,sub1,sub2,sub3,sub4,sub5) values(1,'Student1',0,0,0,0,0),(2,'Student2',0,0,0,0,0);</text:p>
      <text:p text:style-name="P1">Query OK, 2 rows affected (0.07 sec)</text:p>
      <text:p text:style-name="P1">Records: 2 <text:s/>Duplicates: 0 <text:s/>Warnings: 0</text:p>
      <text:p text:style-name="P1"/>
      <text:p text:style-name="P1">mysql&gt; select * from std1;</text:p>
      <text:p text:style-name="P1">+-----------+----------+------+------+------+------+------+-------+-----------+-------+</text:p>
      <text:p text:style-name="P1">| studentId | name <text:s text:c="4"/>| sub1 | sub2 | sub3 | sub4 | sub5 | total | per_marks | grade |</text:p>
      <text:p text:style-name="P1">+-----------+----------+------+------+------+------+------+-------+-----------+-------+</text:p>
      <text:p text:style-name="P1">| <text:s text:c="8"/>1 | Student1 | <text:s text:c="3"/>0 | <text:s text:c="3"/>0 | <text:s text:c="3"/>0 | <text:s text:c="3"/>0 | <text:s text:c="3"/>0 | <text:s/>NULL | <text:s text:c="5"/>NULL | NULL <text:s/>|</text:p>
      <text:p text:style-name="P1">| <text:s text:c="8"/>2 | Student2 | <text:s text:c="3"/>0 | <text:s text:c="3"/>0 | <text:s text:c="3"/>0 | <text:s text:c="3"/>0 | <text:s text:c="3"/>0 | <text:s/>NULL | <text:s text:c="5"/>NULL | NULL <text:s/>|</text:p>
      <text:p text:style-name="P1">+-----------+----------+------+------+------+------+------+-------+-----------+-------+</text:p>
      <text:p text:style-name="P1">2 rows in set (0.03 sec)</text:p>
      <text:p text:style-name="P1"/>
      <text:p text:style-name="P1">mysql&gt; create trigger std_before_update</text:p>
      <text:p text:style-name="P1"><text:s text:c="4"/>-&gt; before update on std1</text:p>
      <text:p text:style-name="P1"><text:s text:c="4"/>-&gt; for each row</text:p>
      <text:p text:style-name="P1"><text:s text:c="4"/>-&gt; begin</text:p>
      <text:p text:style-name="P1"><text:s text:c="4"/>-&gt; declare total_marks int;</text:p>
      <text:p text:style-name="P1"><text:s text:c="4"/>-&gt; declare per_marks int;</text:p>
      <text:p text:style-name="P1"><text:s text:c="4"/>-&gt; declare grade varchar(20);</text:p>
      <text:p text:style-name="P1"><text:s text:c="4"/>-&gt; set total_marks=new.sub1 + new.sub2 + new.sub3 + new.sub4 + new.sub5;</text:p>
      <text:p text:style-name="P1"><text:s text:c="4"/>-&gt; set per_marks=total_marks / 5;</text:p>
      <text:p text:style-name="P1"><text:s text:c="4"/>-&gt; if per_marks &gt;= 90 then</text:p>
      <text:p text:style-name="P1"><text:s text:c="4"/>-&gt; set grade='Excellent';</text:p>
      <text:p text:style-name="P1"><text:s text:c="4"/>-&gt; elseif per_marks &gt;= 75 and per_marks &lt; 90 then</text:p>
      <text:p text:style-name="P1"><text:s text:c="4"/>-&gt; set grade='Very Good';</text:p>
      <text:p text:style-name="P1"><text:s text:c="4"/>-&gt; elseif per_marks &gt;= 60 and per_marks &lt; 75 then</text:p>
      <text:p text:style-name="P1"><text:s text:c="4"/>-&gt; set grade='Good';</text:p>
      <text:p text:style-name="P1"><text:s text:c="4"/>-&gt; elseif per_marks &gt;= 40 and per_marks &lt; 60 then</text:p>
      <text:p text:style-name="P1"><text:s text:c="4"/>-&gt; set grade='Average';</text:p>
      <text:p text:style-name="P1"><text:s text:c="4"/>-&gt; else</text:p>
      <text:p text:style-name="P1"><text:s text:c="4"/>-&gt; set grade='Not promoted';</text:p>
      <text:p text:style-name="P1"><text:s text:c="4"/>-&gt; end if;</text:p>
      <text:p text:style-name="P1"><text:s text:c="4"/>-&gt; set new.total=total_marks;</text:p>
      <text:p text:style-name="P1"><text:s text:c="4"/>-&gt; set new.per_marks=per_marks;</text:p>
      <text:p text:style-name="P1"><text:s text:c="4"/>-&gt; set new.grade=grade;</text:p>
      <text:p text:style-name="P1"><text:s text:c="4"/>-&gt; end;</text:p>
      <text:p text:style-name="P1"><text:s text:c="4"/>-&gt; //</text:p>
      <text:p text:style-name="P1">Query OK, 0 rows affected (0.13 sec)</text:p>
      <text:p text:style-name="P1"/>
      <text:p text:style-name="P1"/>
      <text:p text:style-name="P1">mysql&gt; </text:p>
      <text:p text:style-name="P1">mysql&gt; delimiter ;</text:p>
      <text:p text:style-name="P1">mysql&gt; update std1 set sub1 = 90,sub2 = 75,sub3 = 90,sub4 = 95,sub5 = 85 where studentId=1;</text:p>
      <text:p text:style-name="P1">Query OK, 1 row affected (0.11 sec)</text:p>
      <text:p text:style-name="P1">Rows matched: 1 <text:s/>Changed: 1 <text:s/>Warnings: 0</text:p>
      <text:p text:style-name="P1"/>
      <text:p text:style-name="P1"><text:soft-page-break/>mysql&gt; select * from std1;</text:p>
      <text:p text:style-name="P1">+-----------+----------+------+------+------+------+------+-------+-----------+-----------+</text:p>
      <text:p text:style-name="P1">| studentId | name <text:s text:c="4"/>| sub1 | sub2 | sub3 | sub4 | sub5 | total | per_marks | grade <text:s text:c="4"/>|</text:p>
      <text:p text:style-name="P1">+-----------+----------+------+------+------+------+------+-------+-----------+-----------+</text:p>
      <text:p text:style-name="P1">| <text:s text:c="8"/>1 | Student1 | <text:s text:c="2"/>90 | <text:s text:c="2"/>75 | <text:s text:c="2"/>90 | <text:s text:c="2"/>95 | <text:s text:c="2"/>85 | <text:s text:c="2"/>435 | <text:s text:c="7"/>87 | Very Good |</text:p>
      <text:p text:style-name="P1">| <text:s text:c="8"/>2 | Student2 | <text:s text:c="3"/>0 | <text:s text:c="3"/>0 | <text:s text:c="3"/>0 | <text:s text:c="3"/>0 | <text:s text:c="3"/>0 | <text:s/>NULL | <text:s text:c="5"/>NULL | NULL <text:s text:c="5"/>|</text:p>
      <text:p text:style-name="P1">+-----------+----------+------+------+------+------+------+-------+-----------+-----------+</text:p>
      <text:p text:style-name="P1">2 rows in set (0.00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1:40:39.698020518</meta:creation-date>
    <dc:date>2024-04-05T11:42:36.149382005</dc:date>
    <meta:editing-duration>PT1M58S</meta:editing-duration>
    <meta:editing-cycles>1</meta:editing-cycles>
    <meta:document-statistic meta:table-count="0" meta:image-count="0" meta:object-count="0" meta:page-count="2" meta:paragraph-count="52" meta:word-count="412" meta:character-count="2556" meta:non-whitespace-character-count="2022"/>
    <meta:generator>LibreOffice/5.1.6.2$Linux_X86_64 LibreOffice_project/10m0$Build-2</meta:generator>
  </office:meta>
</office:document-meta>
</file>